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19.634cm"/>
    </style:style>
    <style:style style:name="co3" style:family="table-column">
      <style:table-column-properties fo:break-before="auto" style:column-width="14.351cm"/>
    </style:style>
    <style:style style:name="co4" style:family="table-column">
      <style:table-column-properties fo:break-before="auto" style:column-width="21.7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 kolej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ry – Zaglebie</text:p>
          </table:table-cell>
          <table:table-cell office:value-type="string" calcext:value-type="string">
            <text:p>http://sportowefakty.wp.pl/pilka-nozna/wydarzenie/53602</text:p>
          </table:table-cell>
          <table:table-cell office:value-type="string" calcext:value-type="string">
            <text:p>http://www.polsatsport.pl/film/wigry-suwalki-zaglebie-sosnowiec-02-skrot-meczu_6376031/</text:p>
          </table:table-cell>
          <table:table-cell office:value-type="string" calcext:value-type="string">
            <text:p>Wigry słabo atakowały, nie stworzyły zbyt dużo groznych sytuacji, Zaglebie ciut więcej, ale nie było tego jakos dużo</text:p>
          </table:table-cell>
        </table:table-row>
        <table:table-row table:style-name="ro1">
          <table:table-cell/>
          <table:table-cell office:value-type="string" calcext:value-type="string">
            <text:p>http://ekstraklasa.net/1liga/wigry-suwalki-zaglebie-sosnowiec,relacja.html?mecz_id=55a289ade1e17d7a2f2835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www.90minut.pl/news/262/news2628751-I-liga-Wigry-0-2-Zaglebie-S-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robry – Miedź</text:p>
          </table:table-cell>
          <table:table-cell office:value-type="string" calcext:value-type="string">
            <text:p>http://ekstraklasa.net/1liga/chrobry-glogow-miedz-legnica,relacja.html?mecz_id=55a289f3fdeee46c36810710</text:p>
          </table:table-cell>
          <table:table-cell office:value-type="string" calcext:value-type="string">
            <text:p>http://www.polsatsport.pl/film/chrobry-glogow-miedz-legnica-21-skrot-meczu_6376609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sla – Kluczbork</text:p>
          </table:table-cell>
          <table:table-cell office:value-type="string" calcext:value-type="string">
            <text:p>http://ekstraklasa.net/1liga/wisla-plock-mks-kluczbork,relacja.html?mecz_id=55a289cae1e17d0528283521</text:p>
          </table:table-cell>
          <table:table-cell office:value-type="string" calcext:value-type="string">
            <text:p>http://www.polsatsport.pl/film/wisla-plock-mks-kluczbork-30-skrot-meczu_6376614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awisza – Pogon</text:p>
          </table:table-cell>
          <table:table-cell office:value-type="string" calcext:value-type="string">
            <text:p>http://ekstraklasa.net/1liga/zawisza-bydgoszcz-pogon-siedlce,relacja.html?mecz_id=55a289defdeee49d2e810710</text:p>
          </table:table-cell>
          <table:table-cell office:value-type="string" calcext:value-type="string">
            <text:p>http://www.polsatsport.pl/film/zawisza-bydgoszcz-pogon-siedlce-10-skrot-meczu_6376621/</text:p>
          </table:table-cell>
          <table:table-cell office:value-type="string" calcext:value-type="string">
            <text:p>Obie druzyny podobna ilosc sytuacji stworzyl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ojniczanka – Sandecja</text:p>
          </table:table-cell>
          <table:table-cell office:value-type="string" calcext:value-type="string">
            <text:p>http://ekstraklasa.net/1liga/chojniczanka-chojnice-sandecja-nowy-sacz,relacja.html?mecz_id=55a28a3580557dd26e76b374</text:p>
          </table:table-cell>
          <table:table-cell office:value-type="string" calcext:value-type="string">
            <text:p>http://www.polsatsport.pl/film/chojniczanka-chojnice-sandecja-nowy-sacz-01-skrot-meczu_6376597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mil – Olimpia</text:p>
          </table:table-cell>
          <table:table-cell office:value-type="string" calcext:value-type="string">
            <text:p>http://ekstraklasa.net/1liga/stomil-olsztyn-olimpia-grudziadz,relacja.html?mecz_id=55a28a4180557db57676b376</text:p>
          </table:table-cell>
          <table:table-cell office:value-type="string" calcext:value-type="string">
            <text:p>http://www.polsatsport.pl/film/stomil-olsztyn-olimpia-grudziadz-11-skrot-meczu_6376601/</text:p>
          </table:table-cell>
          <table:table-cell office:value-type="string" calcext:value-type="string">
            <text:p>Słabo Stomil, Olimpia dużo więcej sytuacj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ytovia – Rozwój</text:p>
          </table:table-cell>
          <table:table-cell office:value-type="string" calcext:value-type="string">
            <text:p>http://ekstraklasa.net/1liga/bytovia-bytow-rozwoj-katowice,relacja.html?mecz_id=55a28a54e1e17d7a2f283522</text:p>
          </table:table-cell>
          <table:table-cell office:value-type="string" calcext:value-type="string">
            <text:p>http://www.polsatsport.pl/film/bytovia-bytow-rozwoj-katowice-21-skrot-meczu_6376622/</text:p>
          </table:table-cell>
          <table:table-cell office:value-type="string" calcext:value-type="string">
            <text:p>Błedy w obronie Rozwoju, dużo sytuacji groznych z obu str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KS – Arka</text:p>
          </table:table-cell>
          <table:table-cell office:value-type="string" calcext:value-type="string">
            <text:p>http://ekstraklasa.net/1liga/gks-katowice-arka-gdynia,relacja.html?mecz_id=55a289b980557db17a76b374</text:p>
          </table:table-cell>
          <table:table-cell office:value-type="string" calcext:value-type="string">
            <text:p>http://www.polsatsport.pl/film/gks-katowice-arka-gdynia-02-skrot-meczu_6376366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I kolejka wios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ka – Zaglebie</text:p>
          </table:table-cell>
          <table:table-cell office:value-type="string" calcext:value-type="string">
            <text:p>http://sportowefakty.wp.pl/pilka-nozna/wydarzenie/53619</text:p>
          </table:table-cell>
          <table:table-cell office:value-type="string" calcext:value-type="string">
            <text:p>http://www.polsatsport.pl/film/arka-gdynia-zaglebie-sosnowiec-22-skrot-meczu_6377617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ekstraklasa.net/1liga/arka-gdynia-zaglebie-sosnowiec,relacja.html?mecz_id=55a2acf0e1e17db44f2835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edz – Zawisza</text:p>
          </table:table-cell>
          <table:table-cell office:value-type="string" calcext:value-type="string">
            <text:p>http://sportowefakty.wp.pl/pilka-nozna/wydarzenie/53616</text:p>
          </table:table-cell>
          <table:table-cell office:value-type="string" calcext:value-type="string">
            <text:p>http://www.polsatsport.pl/film/miedz-legnica-zawisza-bydgoszcz-11-skrot-meczu_6377890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ekstraklasa.net/1liga/miedz-legnica-zawisza-bydgoszcz,relacja.html?mecz_id=55a2acc080557d732676b37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zwój – Stomil</text:p>
          </table:table-cell>
          <table:table-cell office:value-type="string" calcext:value-type="string">
            <text:p>http://ekstraklasa.net/1liga/rozwoj-katowice-stomil-olsztyn,relacja.html?mecz_id=55a2ac7ffdeee47d53810710</text:p>
          </table:table-cell>
          <table:table-cell office:value-type="string" calcext:value-type="string">
            <text:p>http://www.polsatsport.pl/film/rozwoj-katowice-stomil-olsztyn-21-skrot-meczu_6378167/</text:p>
          </table:table-cell>
          <table:table-cell office:value-type="string" calcext:value-type="string">
            <text:p>Duzo okazji Rozwoju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limpia – Chojniczanka</text:p>
          </table:table-cell>
          <table:table-cell office:value-type="string" calcext:value-type="string">
            <text:p>http://ekstraklasa.net/1liga/olimpia-grudziadz-chojniczanka-chojnice,relacja.html?mecz_id=55a2ac9480557d9f2c76b374</text:p>
          </table:table-cell>
          <table:table-cell office:value-type="string" calcext:value-type="string">
            <text:p>http://www.polsatsport.pl/film/olimpia-grudziadz-chojniczanka-chojnice-10-skrot-meczu_6378175/</text:p>
          </table:table-cell>
          <table:table-cell office:value-type="string" calcext:value-type="string">
            <text:p>Przewaga w meczu Olimpi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gon – Wisla</text:p>
          </table:table-cell>
          <table:table-cell office:value-type="string" calcext:value-type="string">
            <text:p>http://ekstraklasa.net/1liga/pogon-siedlce-wisla-plock,relacja.html?mecz_id=55a2accc80557d3c2f76b374</text:p>
          </table:table-cell>
          <table:table-cell office:value-type="string" calcext:value-type="string">
            <text:p>http://www.polsatsport.pl/film/pogon-siedlce-wisla-plock-00-skrot-meczu_6378176/</text:p>
          </table:table-cell>
          <table:table-cell office:value-type="string" calcext:value-type="string">
            <text:p>Równy mecz raczej, ciut lepsze okazje Wisl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lchatow – Chrobry</text:p>
          </table:table-cell>
          <table:table-cell office:value-type="string" calcext:value-type="string">
            <text:p>http://ekstraklasa.net/1liga/gks-belchatow-chrobry-glogow,relacja.html?mecz_id=55a2acaafdeee47959810710</text:p>
          </table:table-cell>
          <table:table-cell office:value-type="string" calcext:value-type="string">
            <text:p>http://www.polsatsport.pl/film/gks-belchatow-chrobry-glogow-11-skrot-meczu_6378172/</text:p>
          </table:table-cell>
          <table:table-cell office:value-type="string" calcext:value-type="string">
            <text:p>Przewaga jakas tam i więcej okazji Belchato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ytovia – Wigry</text:p>
          </table:table-cell>
          <table:table-cell office:value-type="string" calcext:value-type="string">
            <text:p>http://ekstraklasa.net/1liga/bytovia-bytow-wigry-suwalki,relacja.html?mecz_id=55a2ac75fdeee4b159810710</text:p>
          </table:table-cell>
          <table:table-cell office:value-type="string" calcext:value-type="string">
            <text:p>http://www.polsatsport.pl/film/drutex-bytovia-wigry-suwalki-00-skrot-meczu_6378168/</text:p>
          </table:table-cell>
          <table:table-cell office:value-type="string" calcext:value-type="string">
            <text:p>Raczej równy mecz, ciut więcej okazji Bytovii, ale nie zdominowali bardzo i Wigry tez mialy okazj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luczbork – GKS</text:p>
          </table:table-cell>
          <table:table-cell office:value-type="string" calcext:value-type="string">
            <text:p>http://ekstraklasa.net/1liga/mks-kluczbork-gks-katowice,relacja.html?mecz_id=55a2ace680557da22c76b374</text:p>
          </table:table-cell>
          <table:table-cell/>
          <table:table-cell office:value-type="string" calcext:value-type="string">
            <text:p>Obie drużyny dużo okazji, ale więcej i lepsza gra Katowi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II kolejka wios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la – Miedź</text:p>
          </table:table-cell>
          <table:table-cell office:value-type="string" calcext:value-type="string">
            <text:p>http://ekstraklasa.net/1liga/wisla-plock-miedz-legnica,relacja.html?mecz_id=55a2ad99fdeee48859810710</text:p>
          </table:table-cell>
          <table:table-cell office:value-type="string" calcext:value-type="string">
            <text:p>http://www.polsatsport.pl/film/wisla-plock-miedz-legnica-20-skrot-meczu_6379228/</text:p>
          </table:table-cell>
          <table:table-cell office:value-type="string" calcext:value-type="string">
            <text:p>Mecz wyrównany, kilka więcej sytuacji Wisła, ale prawie bez groźnyc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mil – Bytovia</text:p>
          </table:table-cell>
          <table:table-cell office:value-type="string" calcext:value-type="string">
            <text:p>http://ekstraklasa.net/1liga/stomil-olsztyn-bytovia-bytow,relacja.html?mecz_id=55a2ae01e1e17dfd67283521</text:p>
          </table:table-cell>
          <table:table-cell office:value-type="string" calcext:value-type="string">
            <text:p>http://www.polsatsport.pl/film/stomil-olsztyn-drutex-bytovia-00-skrot-meczu_6379775/</text:p>
          </table:table-cell>
          <table:table-cell office:value-type="string" calcext:value-type="string">
            <text:p>W pierwszej połowie równy mecz, w drugiej ciut lepiej Stomil przez pewien czas, ale nic specjalnego nie stworzył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ojniczanka – Rozwoj</text:p>
          </table:table-cell>
          <table:table-cell office:value-type="string" calcext:value-type="string">
            <text:p>http://ekstraklasa.net/1liga/chojniczanka-chojnice-rozwoj-katowice,relacja.html?mecz_id=55a2add6fdeee4d65a810710</text:p>
          </table:table-cell>
          <table:table-cell office:value-type="string" calcext:value-type="string">
            <text:p>http://www.polsatsport.pl/film/chojniczanka-rozwoj-katowice-13-skrot-meczu_6379772/</text:p>
          </table:table-cell>
          <table:table-cell office:value-type="string" calcext:value-type="string">
            <text:p>Generalnie lepiej Chojniczanka i miała więcej sza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atowice – Siedlce</text:p>
          </table:table-cell>
          <table:table-cell office:value-type="string" calcext:value-type="string">
            <text:p>http://ekstraklasa.net/1liga/gks-katowice-pogon-siedlce,relacja.html?mecz_id=55a2ad8ffdeee4d45a810710</text:p>
          </table:table-cell>
          <table:table-cell office:value-type="string" calcext:value-type="string">
            <text:p>http://www.polsatsport.pl/film/gks-katowice-pogon-siedlce-10-skrot-meczu_6379773/</text:p>
          </table:table-cell>
          <table:table-cell office:value-type="string" calcext:value-type="string">
            <text:p>GKS więcej posiadania i sytuacji, zasłużona wygrana, ale bez dominacji dużej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awisza – Belchatow</text:p>
          </table:table-cell>
          <table:table-cell office:value-type="string" calcext:value-type="string">
            <text:p>http://ekstraklasa.net/1liga/zawisza-bydgoszcz-gks-belchatow,relacja.html?mecz_id=55a2adb0e1e17d4e6b283521</text:p>
          </table:table-cell>
          <table:table-cell office:value-type="string" calcext:value-type="string">
            <text:p>http://www.polsatsport.pl/film/zawisza-bydgoszcz-gks-belchatow-10-skrot-meczu_6379735/</text:p>
          </table:table-cell>
          <table:table-cell office:value-type="string" calcext:value-type="string">
            <text:p>Zawisza przez większość meczu nie potrafił stworzyć z pozycyjnego, a Bełchatów miał więcej groźnych akcji. Po golu już Zawisza miał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roby – Sandecja</text:p>
          </table:table-cell>
          <table:table-cell office:value-type="string" calcext:value-type="string">
            <text:p>http://ekstraklasa.net/1liga/chrobry-glogow-sandecja-nowy-sacz,relacja.html?mecz_id=55a2adbafdeee47759810710</text:p>
          </table:table-cell>
          <table:table-cell office:value-type="string" calcext:value-type="string">
            <text:p>http://www.polsatsport.pl/film/chrobry-glogow-sandecja-nowy-sacz-11-skrot-meczu_6379780/</text:p>
          </table:table-cell>
          <table:table-cell office:value-type="string" calcext:value-type="string">
            <text:p>Do czerwonej kartki Chroby próbował coś grać i miał kilka okazji. Ale generalnie bez dużej przewagi. Po czerwonej okazje Sandecj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gry – Arka</text:p>
          </table:table-cell>
          <table:table-cell office:value-type="string" calcext:value-type="string">
            <text:p>http://ekstraklasa.net/1liga/wigry-suwalki-arka-gdynia,relacja.html?mecz_id=55a2ad65e1e17d3d61283521</text:p>
          </table:table-cell>
          <table:table-cell office:value-type="string" calcext:value-type="string">
            <text:p>http://www.polsatsport.pl/film/wigry-suwalki-arka-gdynia-01-skrot-meczu_6379781/</text:p>
          </table:table-cell>
          <table:table-cell office:value-type="string" calcext:value-type="string">
            <text:p>Przewaga i więcej sytuacji Wig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snowiec – Kluczbork</text:p>
          </table:table-cell>
          <table:table-cell office:value-type="string" calcext:value-type="string">
            <text:p>http://ekstraklasa.net/1liga/zaglebie-sosnowiec-mks-kluczbork,relacja.html?mecz_id=55a2ad7280557d9f2c76b375</text:p>
          </table:table-cell>
          <table:table-cell office:value-type="string" calcext:value-type="string">
            <text:p>http://www.polsatsport.pl/film/zaglebie-sosnowiec-mks-kluczbork-02-skrot-meczu_6379784/</text:p>
          </table:table-cell>
          <table:table-cell office:value-type="string" calcext:value-type="string">
            <text:p>Mecz równy, jedynie Kluczbork wykorzystał akcj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V kolejka wiosn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edlce – Sosnowiec</text:p>
          </table:table-cell>
          <table:table-cell office:value-type="string" calcext:value-type="string">
            <text:p>http://www.gol24.pl/mecz/pogon-siedlce-zaglebie-sosnowiec,409/</text:p>
          </table:table-cell>
          <table:table-cell office:value-type="string" calcext:value-type="string">
            <text:p>http://www.polsatsport.pl/film/pogon-siedlce-zaglebie-sosnowiec-32-skrot-meczu_6380844/</text:p>
          </table:table-cell>
          <table:table-cell office:value-type="string" calcext:value-type="string">
            <text:p>Duzo atakow Siedlec, Sosnowiec atakowal jak już przegryw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lchatow – Plock</text:p>
          </table:table-cell>
          <table:table-cell office:value-type="string" calcext:value-type="string">
            <text:p>http://www.gol24.pl/mecz/gks-belchatow-wisla-plock,411/</text:p>
          </table:table-cell>
          <table:table-cell office:value-type="string" calcext:value-type="string">
            <text:p>http://www.polsatsport.pl/film/pge-gks-belchatow-wisla-plock-02-skrot-meczu_6381258/</text:p>
          </table:table-cell>
          <table:table-cell office:value-type="string" calcext:value-type="string">
            <text:p>Plock szybko strzelil gola, potem w sumie mecz w ktorym chyba lekka przewage miala Wisla, kilka okazji dla Belchatow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ojniczanka – Bytovia</text:p>
          </table:table-cell>
          <table:table-cell office:value-type="string" calcext:value-type="string">
            <text:p>http://www.gol24.pl/mecz/bytovia-bytow-chojniczanka-chojnice,397/</text:p>
          </table:table-cell>
          <table:table-cell office:value-type="string" calcext:value-type="string">
            <text:p>http://www.polsatsport.pl/film/drutex-bytovia-chojniczanka-11-skrot-meczu_6383045/</text:p>
          </table:table-cell>
          <table:table-cell office:value-type="string" calcext:value-type="string">
            <text:p>Wiecej przy pilce i okazji Bytovi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edz – Katowice</text:p>
          </table:table-cell>
          <table:table-cell office:value-type="string" calcext:value-type="string">
            <text:p>http://www.gol24.pl/mecz/miedz-legnica-gks-katowice,399/</text:p>
          </table:table-cell>
          <table:table-cell office:value-type="string" calcext:value-type="string">
            <text:p>http://www.polsatsport.pl/film/miedz-legnica-gks-katowice-11-skrot-meczu_6383044/</text:p>
          </table:table-cell>
          <table:table-cell office:value-type="string" calcext:value-type="string">
            <text:p>Ciut więcej atakowal GKS, ale ilosc szans podobn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mil – Wigry</text:p>
          </table:table-cell>
          <table:table-cell office:value-type="string" calcext:value-type="string">
            <text:p>http://www.gol24.pl/mecz/stomil-olsztyn-wigry-suwalki,407/</text:p>
          </table:table-cell>
          <table:table-cell office:value-type="string" calcext:value-type="string">
            <text:p>http://www.polsatsport.pl/film/stomil-olsztyn-wigry-suwalki-22-skrot-meczu_6383046/</text:p>
          </table:table-cell>
          <table:table-cell office:value-type="string" calcext:value-type="string">
            <text:p>Dużo okazji z obu stron i wyrownany mec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ndecja – Zawisza</text:p>
          </table:table-cell>
          <table:table-cell office:value-type="string" calcext:value-type="string">
            <text:p>http://www.gol24.pl/mecz/sandecja-nowy-sacz-zawisza-bydgoszcz,405/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limpia – Chrobry</text:p>
          </table:table-cell>
          <table:table-cell office:value-type="string" calcext:value-type="string">
            <text:p>http://www.gol24.pl/mecz/olimpia-grudziadz-chrobry-glogow,413/</text:p>
          </table:table-cell>
          <table:table-cell office:value-type="string" calcext:value-type="string">
            <text:p>http://www.polsatsport.pl/film/olimpia-grudziadz-chrobry-glogow-21-skrot-meczu_6383065/</text:p>
          </table:table-cell>
          <table:table-cell office:value-type="string" calcext:value-type="string">
            <text:p>Okazje z obu stron, przy pilce troche więcej Olimpi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luczbork – Arka</text:p>
          </table:table-cell>
          <table:table-cell office:value-type="string" calcext:value-type="string">
            <text:p>http://www.gol24.pl/mecz/mks-kluczbork-arka-gdynia,401/</text:p>
          </table:table-cell>
          <table:table-cell office:value-type="string" calcext:value-type="string">
            <text:p>http://www.polsatsport.pl/film/mks-kluczbork-arka-gdynia-02-skrot-meczu_6383078/</text:p>
          </table:table-cell>
          <table:table-cell office:value-type="string" calcext:value-type="string">
            <text:p>Bardzo dużo okazji i przewaga Ark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 kolejka wiosn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rka – Siedlce</text:p>
          </table:table-cell>
          <table:table-cell office:value-type="string" calcext:value-type="string">
            <text:p>http://www.gol24.pl/mecz/arka-gdynia-pogon-siedlce,421/</text:p>
          </table:table-cell>
          <table:table-cell office:value-type="string" calcext:value-type="string">
            <text:p>http://www.polsatsport.pl/film/arka-gdynia-pogon-siedlce-30-skrot-meczu_6383851/</text:p>
          </table:table-cell>
          <table:table-cell office:value-type="string" calcext:value-type="string">
            <text:p>Zdecydowana dominacja i okazje Arki, Siedlce tylko czasami jakieś kontr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awisza – Olimpia</text:p>
          </table:table-cell>
          <table:table-cell office:value-type="string" calcext:value-type="string">
            <text:p>http://www.gol24.pl/mecz/zawisza-bydgoszcz-olimpia-grudziadz,417/</text:p>
          </table:table-cell>
          <table:table-cell office:value-type="string" calcext:value-type="string">
            <text:p>http://www.polsatsport.pl/film/zawisza-bydgoszcz-olimpia-grudziadz-11-skrot-meczu_6384394/</text:p>
          </table:table-cell>
          <table:table-cell office:value-type="string" calcext:value-type="string">
            <text:p>Posiadanie więcej Zawisza, ale okazje co najmniej rowno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snowiec – Legnica</text:p>
          </table:table-cell>
          <table:table-cell office:value-type="string" calcext:value-type="string">
            <text:p>http://www.gol24.pl/mecz/zaglebie-sosnowiec-miedz-legnica,415/</text:p>
          </table:table-cell>
          <table:table-cell office:value-type="string" calcext:value-type="string">
            <text:p>http://www.polsatsport.pl/film/zaglebie-sosnowiec-miedz-legnica-01-skrot-meczu_6384395/</text:p>
          </table:table-cell>
          <table:table-cell office:value-type="string" calcext:value-type="string">
            <text:p>Przewaga i okazje Miedz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łock – Sandecja</text:p>
          </table:table-cell>
          <table:table-cell office:value-type="string" calcext:value-type="string">
            <text:p>http://www.gol24.pl/mecz/wisla-plock-sandecja-nowy-sacz,431/</text:p>
          </table:table-cell>
          <table:table-cell office:value-type="string" calcext:value-type="string">
            <text:p>http://www.polsatsport.pl/film/wisla-plock-sandecja-nowy-sacz-00-skrot-meczu_6384398/</text:p>
          </table:table-cell>
          <table:table-cell office:value-type="string" calcext:value-type="string">
            <text:p>Plock więcej posiadania i troche okazji, ale gorzej od oczekiwań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ojniczanka – Stomil</text:p>
          </table:table-cell>
          <table:table-cell office:value-type="string" calcext:value-type="string">
            <text:p>http://www.gol24.pl/mecz/chojniczanka-chojnice-stomil-olsztyn,423/</text:p>
          </table:table-cell>
          <table:table-cell office:value-type="string" calcext:value-type="string">
            <text:p>http://www.polsatsport.pl/film/chojniczanka-stomil-olsztyn-11-skrot-meczu_6384435/</text:p>
          </table:table-cell>
          <table:table-cell office:value-type="string" calcext:value-type="string">
            <text:p>Trochę więcej okazji i przewagi Chojniczan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robry – Rozwój</text:p>
          </table:table-cell>
          <table:table-cell office:value-type="string" calcext:value-type="string">
            <text:p>http://www.gol24.pl/mecz/chrobry-glogow-rozwoj-katowice,425/</text:p>
          </table:table-cell>
          <table:table-cell office:value-type="string" calcext:value-type="string">
            <text:p>http://www.polsatsport.pl/film/chrobry-glogow-rozwoj-katowice-12-skrot-meczu_6384412/</text:p>
          </table:table-cell>
          <table:table-cell office:value-type="string" calcext:value-type="string">
            <text:p>Okazje i mecz wyrównan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gry – Kluczbork</text:p>
          </table:table-cell>
          <table:table-cell office:value-type="string" calcext:value-type="string">
            <text:p>http://www.gol24.pl/mecz/wigry-suwalki-mks-kluczbork,427/</text:p>
          </table:table-cell>
          <table:table-cell office:value-type="string" calcext:value-type="string">
            <text:p>http://www.polsatsport.pl/film/wigry-suwalki-mks-kluczbork-22-skrot-meczu_6384409/</text:p>
          </table:table-cell>
          <table:table-cell office:value-type="string" calcext:value-type="string">
            <text:p>Dużo okazji z obu str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 kolejka wiosn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edź – Arka</text:p>
          </table:table-cell>
          <table:table-cell office:value-type="string" calcext:value-type="string">
            <text:p>http://www.gol24.pl/mecz/miedz-legnica-arka-gdynia,439/</text:p>
          </table:table-cell>
          <table:table-cell office:value-type="string" calcext:value-type="string">
            <text:p>http://www.polsatsport.pl/film/miedz-legnica-arka-gdynia-00-skrot-meczu_6385194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ło szans i wyrównany mecz</text:p>
          </table:table-cell>
          <table:table-cell/>
        </table:table-row>
        <table:table-row table:style-name="ro1">
          <table:table-cell office:value-type="string" calcext:value-type="string">
            <text:p>Bytovia – Chrobry</text:p>
          </table:table-cell>
          <table:table-cell office:value-type="string" calcext:value-type="string">
            <text:p>http://www.gol24.pl/mecz/bytovia-bytow-chrobry-glogow,433/</text:p>
          </table:table-cell>
          <table:table-cell office:value-type="string" calcext:value-type="string">
            <text:p>http://www.polsatsport.pl/film/drutex-bytovia-chrobry-glogow-03-skrot-meczu_6385765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psza gra Chrobrego, ale bez dominacji</text:p>
          </table:table-cell>
          <table:table-cell/>
        </table:table-row>
        <table:table-row table:style-name="ro1">
          <table:table-cell office:value-type="string" calcext:value-type="string">
            <text:p>Olimpia – Płock</text:p>
          </table:table-cell>
          <table:table-cell office:value-type="string" calcext:value-type="string">
            <text:p>http://www.gol24.pl/mecz/olimpia-grudziadz-wisla-plock,441/</text:p>
          </table:table-cell>
          <table:table-cell office:value-type="string" calcext:value-type="string">
            <text:p>http://www.polsatsport.pl/film/olimpia-grudziadz-wisla-plock-11-skrot-meczu_6385766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ut więcej sytuacji Wisła</text:p>
          </table:table-cell>
          <table:table-cell/>
        </table:table-row>
        <table:table-row table:style-name="ro1">
          <table:table-cell office:value-type="string" calcext:value-type="string">
            <text:p>Rozwoj – Zawisza</text:p>
          </table:table-cell>
          <table:table-cell office:value-type="string" calcext:value-type="string">
            <text:p>http://www.gol24.pl/mecz/rozwoj-katowice-zawisza-bydgoszcz,445/</text:p>
          </table:table-cell>
          <table:table-cell office:value-type="string" calcext:value-type="string">
            <text:p>http://www.polsatsport.pl/film/rozwoj-katowice-zawisza-bydgoszcz-13-skrot-meczu_6385767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cz w miare równy i okazje, ciut lepiej Zawisza, błędy Rozwoju</text:p>
          </table:table-cell>
          <table:table-cell/>
        </table:table-row>
        <table:table-row table:style-name="ro1">
          <table:table-cell office:value-type="string" calcext:value-type="string">
            <text:p>Sandecja – Katowice</text:p>
          </table:table-cell>
          <table:table-cell office:value-type="string" calcext:value-type="string">
            <text:p>http://www.gol24.pl/mecz/sandecja-nowy-sacz-gks-katowice,447/</text:p>
          </table:table-cell>
          <table:table-cell office:value-type="string" calcext:value-type="string">
            <text:p>http://www.polsatsport.pl/film/sandecja-nowy-sacz-gks-katowice-40-skrot-meczu_6385768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psza gra Sandecji i więcej okazji</text:p>
          </table:table-cell>
          <table:table-cell/>
        </table:table-row>
        <table:table-row table:style-name="ro1">
          <table:table-cell office:value-type="string" calcext:value-type="string">
            <text:p>Chojniczanka – Wigry</text:p>
          </table:table-cell>
          <table:table-cell office:value-type="string" calcext:value-type="string">
            <text:p>http://www.gol24.pl/mecz/chojniczanka-chojnice-wigry-suwalki,435/</text:p>
          </table:table-cell>
          <table:table-cell office:value-type="string" calcext:value-type="string">
            <text:p>http://www.polsatsport.pl/film/chojniczanka-wigry-suwalki-01-skrot-meczu_6385769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ść wyrównane, choć Chojniczanka powinna strzelić</text:p>
          </table:table-cell>
          <table:table-cell/>
        </table:table-row>
        <table:table-row table:style-name="ro1">
          <table:table-cell office:value-type="string" calcext:value-type="string">
            <text:p>Siedlce – Kluczbork</text:p>
          </table:table-cell>
          <table:table-cell/>
          <table:table-cell office:value-type="string" calcext:value-type="string">
            <text:p>http://www.polsatsport.pl/film/pogon-siedlce-mks-kluczbork-30-skrot-meczu_6385772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piej i okazje Siedlce</text:p>
          </table:table-cell>
          <table:table-cell/>
        </table:table-row>
        <table:table-row table:style-name="ro1">
          <table:table-cell office:value-type="string" calcext:value-type="string">
            <text:p>VII kolejka wiosn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łock – Rozwoj</text:p>
          </table:table-cell>
          <table:table-cell office:value-type="string" calcext:value-type="string">
            <text:p>http://www.gol24.pl/mecz/wisla-plock-rozwoj-katowice,607/</text:p>
          </table:table-cell>
          <table:table-cell office:value-type="string" calcext:value-type="string">
            <text:p>http://www.polsatsport.pl/film/wisla-plock-rozwoj-katowice-10-skrot-meczu_6387157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ść wyrównany mecz</text:p>
          </table:table-cell>
          <table:table-cell/>
        </table:table-row>
        <table:table-row table:style-name="ro1">
          <table:table-cell office:value-type="string" calcext:value-type="string">
            <text:p>Arka – Belchatow</text:p>
          </table:table-cell>
          <table:table-cell office:value-type="string" calcext:value-type="string">
            <text:p>http://www.gol24.pl/mecz/arka-gdynia-gks-belchatow,595/</text:p>
          </table:table-cell>
          <table:table-cell office:value-type="string" calcext:value-type="string">
            <text:p>http://www.polsatsport.pl/film/arka-gdynia-pge-gks-belchatow-21-skrot-meczu_6386630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ęcej sytuacji Arki</text:p>
          </table:table-cell>
          <table:table-cell/>
        </table:table-row>
        <table:table-row table:style-name="ro1">
          <table:table-cell office:value-type="string" calcext:value-type="string">
            <text:p>Zawisza – Bytovia</text:p>
          </table:table-cell>
          <table:table-cell office:value-type="string" calcext:value-type="string">
            <text:p>http://www.gol24.pl/mecz/zawisza-bydgoszcz-bytovia-bytow,611/</text:p>
          </table:table-cell>
          <table:table-cell office:value-type="string" calcext:value-type="string">
            <text:p>http://www.polsatsport.pl/film/zawisza-bydgoszcz-drutex-bytovia-23-skrot-meczu_6387158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ść wyrównane</text:p>
          </table:table-cell>
          <table:table-cell/>
        </table:table-row>
        <table:table-row table:style-name="ro1">
          <table:table-cell office:value-type="string" calcext:value-type="string">
            <text:p>Suwalki – Siedlce</text:p>
          </table:table-cell>
          <table:table-cell office:value-type="string" calcext:value-type="string">
            <text:p>http://www.gol24.pl/mecz/wigry-suwalki-pogon-siedlce,605/</text:p>
          </table:table-cell>
          <table:table-cell office:value-type="string" calcext:value-type="string">
            <text:p>http://www.polsatsport.pl/film/wigry-suwalki-pogon-siedlce-31-skrot-meczu_6387162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piej i okazje Suwalki</text:p>
          </table:table-cell>
          <table:table-cell/>
        </table:table-row>
        <table:table-row table:style-name="ro1">
          <table:table-cell office:value-type="string" calcext:value-type="string">
            <text:p>Kluczbork – Miedź</text:p>
          </table:table-cell>
          <table:table-cell office:value-type="string" calcext:value-type="string">
            <text:p>http://www.gol24.pl/mecz/mks-kluczbork-miedz-legnica,603/</text:p>
          </table:table-cell>
          <table:table-cell office:value-type="string" calcext:value-type="string">
            <text:p>http://www.polsatsport.pl/film/mks-kluczbork-miedz-legnica-00-skrot-meczu_6387165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ęcej ataków Miedź</text:p>
          </table:table-cell>
          <table:table-cell/>
        </table:table-row>
        <table:table-row table:style-name="ro1">
          <table:table-cell office:value-type="string" calcext:value-type="string">
            <text:p>Katowice – Olimpia</text:p>
          </table:table-cell>
          <table:table-cell office:value-type="string" calcext:value-type="string">
            <text:p>http://www.gol24.pl/mecz/gks-katowice-olimpia-grudziadz,601/</text:p>
          </table:table-cell>
          <table:table-cell office:value-type="string" calcext:value-type="string">
            <text:p>http://www.polsatsport.pl/film/gks-katowice-olimpia-grudziadz-02-skrot-meczu_6387159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piej grała Olimpia, GKS tez mial sytuacje</text:p>
          </table:table-cell>
          <table:table-cell/>
        </table:table-row>
        <table:table-row table:style-name="ro1">
          <table:table-cell office:value-type="string" calcext:value-type="string">
            <text:p>Chrobry – Stomil</text:p>
          </table:table-cell>
          <table:table-cell office:value-type="string" calcext:value-type="string">
            <text:p>http://www.gol24.pl/mecz/chrobry-glogow-stomil-olsztyn,597/</text:p>
          </table:table-cell>
          <table:table-cell office:value-type="string" calcext:value-type="string">
            <text:p>http://www.polsatsport.pl/film/chrobry-glogow-stomil-olsztyn-30-skrot-meczu_6387168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piej Chrobry</text:p>
          </table:table-cell>
          <table:table-cell/>
        </table:table-row>
        <table:table-row table:style-name="ro1">
          <table:table-cell office:value-type="string" calcext:value-type="string">
            <text:p>Sosnowiec – Sandecja</text:p>
          </table:table-cell>
          <table:table-cell office:value-type="string" calcext:value-type="string">
            <text:p>http://www.gol24.pl/mecz/zaglebie-sosnowiec-sandecja-nowy-sacz,609/</text:p>
          </table:table-cell>
          <table:table-cell office:value-type="string" calcext:value-type="string">
            <text:p>http://www.polsatsport.pl/film/zaglebie-sosnowiec-sandecja-nowy-sacz-20-skrot-meczu_6386897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II kolejka wiosn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ndecja – Arka</text:p>
          </table:table-cell>
          <table:table-cell office:value-type="string" calcext:value-type="string">
            <text:p>http://www.gol24.pl/mecz/sandecja-nowy-sacz-arka-gdynia,465/</text:p>
          </table:table-cell>
          <table:table-cell office:value-type="string" calcext:value-type="string">
            <text:p>http://www.polsatsport.pl/film/sandecja-nowy-sacz-arka-gdynia-01-skrot-meczu_6388035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ść wyrównane</text:p>
          </table:table-cell>
          <table:table-cell/>
        </table:table-row>
        <table:table-row table:style-name="ro1">
          <table:table-cell office:value-type="string" calcext:value-type="string">
            <text:p>Bełchatów – Kluczbork</text:p>
          </table:table-cell>
          <table:table-cell office:value-type="string" calcext:value-type="string">
            <text:p>http://www.gol24.pl/mecz/gks-belchatow-mks-kluczbork,457/</text:p>
          </table:table-cell>
          <table:table-cell office:value-type="string" calcext:value-type="string">
            <text:p>http://www.polsatsport.pl/film/gks-belchatow-mks-kluczbork-02-skrot-meczu_6388473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akował Bełchatów więcej, ale nie mogli za bardzo stworzyć sytuacji</text:p>
          </table:table-cell>
          <table:table-cell/>
        </table:table-row>
        <table:table-row table:style-name="ro1">
          <table:table-cell office:value-type="string" calcext:value-type="string">
            <text:p>Siedlce – Miedź</text:p>
          </table:table-cell>
          <table:table-cell office:value-type="string" calcext:value-type="string">
            <text:p>http://www.gol24.pl/mecz/pogon-siedlce-miedz-legnica,19624867/</text:p>
          </table:table-cell>
          <table:table-cell office:value-type="string" calcext:value-type="string">
            <text:p>http://www.polsatsport.pl/film/pogon-siedlce-miedz-legnica-00-skrot-meczu_6388463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ść wyrównane</text:p>
          </table:table-cell>
          <table:table-cell/>
        </table:table-row>
        <table:table-row table:style-name="ro1">
          <table:table-cell office:value-type="string" calcext:value-type="string">
            <text:p>Bytovia – Wisła</text:p>
          </table:table-cell>
          <table:table-cell office:value-type="string" calcext:value-type="string">
            <text:p>http://www.gol24.pl/mecz/bytovia-bytow-wisla-plock,451/</text:p>
          </table:table-cell>
          <table:table-cell office:value-type="string" calcext:value-type="string">
            <text:p>http://www.polsatsport.pl/film/drutex-bytovia-wisla-plock-12-skrot-meczu_6388469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ochę więcej okazji Wisła</text:p>
          </table:table-cell>
          <table:table-cell/>
        </table:table-row>
        <table:table-row table:style-name="ro1">
          <table:table-cell office:value-type="string" calcext:value-type="string">
            <text:p>Olimpia – Sosnowiec</text:p>
          </table:table-cell>
          <table:table-cell office:value-type="string" calcext:value-type="string">
            <text:p>http://www.gol24.pl/mecz/olimpia-grudziadz-zaglebie-sosnowiec,461/</text:p>
          </table:table-cell>
          <table:table-cell office:value-type="string" calcext:value-type="string">
            <text:p>http://www.polsatsport.pl/film/olimpia-grudziadz-zaglebie-sosnowiec-42-skrot-meczu_6388472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yrównane, ale więcej okazji Olimpia</text:p>
          </table:table-cell>
          <table:table-cell/>
        </table:table-row>
        <table:table-row table:style-name="ro1">
          <table:table-cell office:value-type="string" calcext:value-type="string">
            <text:p>Stomil – Zawisza</text:p>
          </table:table-cell>
          <table:table-cell office:value-type="string" calcext:value-type="string">
            <text:p>http://www.gol24.pl/mecz/stomil-olsztyn-zawisza-bydgoszcz,467/</text:p>
          </table:table-cell>
          <table:table-cell office:value-type="string" calcext:value-type="string">
            <text:p>http://www.polsatsport.pl/film/stomil-olsztyn-zawisza-bydgoszcz-11-skrot-meczu_6388466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ut lepiej posiadanie i okazje Zawisza</text:p>
          </table:table-cell>
          <table:table-cell/>
        </table:table-row>
        <table:table-row table:style-name="ro1">
          <table:table-cell office:value-type="string" calcext:value-type="string">
            <text:p>Chojniczanka – Chrobry</text:p>
          </table:table-cell>
          <table:table-cell office:value-type="string" calcext:value-type="string">
            <text:p>http://www.gol24.pl/mecz/chojniczanka-chojnice-chrobry-glogow,453/</text:p>
          </table:table-cell>
          <table:table-cell office:value-type="string" calcext:value-type="string">
            <text:p>http://www.polsatsport.pl/film/chojniczanka-chojnice-chrobry-glogow-11-skrot-meczu_6388465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erwsza połowa Chojniczanka lepiej, w drugiej wyrównany</text:p>
          </table:table-cell>
          <table:table-cell/>
        </table:table-row>
        <table:table-row table:style-name="ro1">
          <table:table-cell office:value-type="string" calcext:value-type="string">
            <text:p>Rozwoj – GKS</text:p>
          </table:table-cell>
          <table:table-cell office:value-type="string" calcext:value-type="string">
            <text:p>http://www.gol24.pl/mecz/rozwoj-katowice-gks-katowice,463/</text:p>
          </table:table-cell>
          <table:table-cell office:value-type="string" calcext:value-type="string">
            <text:p>http://www.polsatsport.pl/film/rozwoj-katowice-gks-katowice-12-skrot-meczu_6388254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azje dość podobni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X kolejk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łock – Olsztyn</text:p>
          </table:table-cell>
          <table:table-cell office:value-type="string" calcext:value-type="string">
            <text:p>http://www.gol24.pl/mecz/wisla-plock-stomil-olsztyn,481/</text:p>
          </table:table-cell>
          <table:table-cell office:value-type="string" calcext:value-type="string">
            <text:p>http://www.polsatsport.pl/film/wisla-plock-stomil-olsztyn-00-skrot-meczu_6389393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azje i jakaś przewaga Płock</text:p>
          </table:table-cell>
          <table:table-cell/>
        </table:table-row>
        <table:table-row table:style-name="ro1">
          <table:table-cell office:value-type="string" calcext:value-type="string">
            <text:p>Katowice – Bytovia</text:p>
          </table:table-cell>
          <table:table-cell office:value-type="string" calcext:value-type="string">
            <text:p>http://www.gol24.pl/mecz/gks-katowice-drutexbytovia-bytow,473/</text:p>
          </table:table-cell>
          <table:table-cell office:value-type="string" calcext:value-type="string">
            <text:p>http://www.polsatsport.pl/film/gks-katowice-drutex-bytovia-02-skrot-meczu_6389899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cz wyrównany</text:p>
          </table:table-cell>
          <table:table-cell/>
        </table:table-row>
        <table:table-row table:style-name="ro1">
          <table:table-cell office:value-type="string" calcext:value-type="string">
            <text:p>Arka – Olimpia</text:p>
          </table:table-cell>
          <table:table-cell office:value-type="string" calcext:value-type="string">
            <text:p>http://www.gol24.pl/mecz/arka-gdynia-olimpia-grudziadz,469/</text:p>
          </table:table-cell>
          <table:table-cell office:value-type="string" calcext:value-type="string">
            <text:p>http://www.polsatsport.pl/film/arka-gdynia-olimpia-grudziadz-00-skrot-meczu_6389901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zewaga Arki, ale bez dobrych sytuacji</text:p>
          </table:table-cell>
          <table:table-cell/>
        </table:table-row>
        <table:table-row table:style-name="ro1">
          <table:table-cell office:value-type="string" calcext:value-type="string">
            <text:p>Siedlce – Belchatow</text:p>
          </table:table-cell>
          <table:table-cell office:value-type="string" calcext:value-type="string">
            <text:p>http://www.gol24.pl/mecz/pogon-siedlce-gks-belchatow,477/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awisza – Chojniczanka</text:p>
          </table:table-cell>
          <table:table-cell office:value-type="string" calcext:value-type="string">
            <text:p>http://www.gol24.pl/mecz/zawisza-bydgoszcz-chojniczanka-chojnice,485/</text:p>
          </table:table-cell>
          <table:table-cell office:value-type="string" calcext:value-type="string">
            <text:p>http://www.polsatsport.pl/film/zawisza-bydgoszcz-chojniczanka-chojnice-10-skrot-meczu_6389916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azje dość podobnie</text:p>
          </table:table-cell>
          <table:table-cell/>
        </table:table-row>
        <table:table-row table:style-name="ro1">
          <table:table-cell office:value-type="string" calcext:value-type="string">
            <text:p>Sosnowiec – Rozwoj</text:p>
          </table:table-cell>
          <table:table-cell office:value-type="string" calcext:value-type="string">
            <text:p>http://www.gol24.pl/mecz/zaglebie-sosnowiec-rozwoj-katowice,483/</text:p>
          </table:table-cell>
          <table:table-cell office:value-type="string" calcext:value-type="string">
            <text:p>http://www.polsatsport.pl/film/zaglebie-sosnowiec-rozwoj-katowice-01-skrot-meczu_6389657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ęcej okazji Sosnowie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.00.0000</text:date>, <text:time style:data-style-name="N2" text:time-value="19:18:18.241653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1:19:31.573023681</meta:creation-date>
    <dc:date>2016-05-15T19:38:06.175343242</dc:date>
    <meta:editing-duration>PT3H57M34S</meta:editing-duration>
    <meta:editing-cycles>52</meta:editing-cycles>
    <meta:generator>LibreOffice/4.2.8.2$Linux_X86_64 LibreOffice_project/420m0$Build-2</meta:generator>
    <meta:document-statistic meta:table-count="1" meta:cell-count="272" meta:object-count="0"/>
  </office:meta>
</office:document-meta>
</file>